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3" style:family="paragraph" style:parent-style-name="Text_20_body">
      <style:paragraph-properties fo:margin-top="0in" fo:margin-bottom="0in" loext:contextual-spacing="false" fo:line-height="138%" fo:text-align="center" style:justify-single-word="false" style:writing-mode="lr-tb"/>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684cf1" style:text-blinking="false" fo:background-color="transparent"/>
    </style:style>
    <style:style style:name="P7"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style>
    <style:style style:name="P8"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style>
    <style:style style:name="P9"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cac9b" style:text-blinking="false"/>
    </style:style>
    <style:style style:name="P10"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a84c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82ae"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style:font-name="Courier New" fo:font-weight="bold" fo:background-color="transparent" loext:char-shading-value="0"/>
    </style:style>
    <style:style style:name="T9" style:family="text">
      <style:text-properties fo:background-color="transparent" loext:char-shading-value="0"/>
    </style:style>
    <style:style style:name="T10" style:family="text">
      <style:text-properties officeooo:rsid="006c82a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royecto </text:span><text:span text:style-name="T4">9</text:span><text:span text:style-name="T2">.</text:span><text:span text:style-name="T1"> </text:span><text:span text:style-name="T3">Varias cosas de una sola vez</text:span></text:p>
      <text:p text:style-name="P4"/>
      <text:p text:style-name="P6"><text:bookmark text:name="docs-internal-guid-032ca1b7-0dc2-e073-bf0d-709a9e4712fd"/>En esta actividad tenés que definir tres procedimientos parametrizados:</text:p>
      <text:p text:style-name="P7"><text:span text:style-name="T6">PonerMuchasBolitas(cantidadAPoner,colorAPoner)</text:span><text:span text:style-name="T5">,</text:span></text:p>
      <text:p text:style-name="P7"><text:span text:style-name="T6">SacarMuchasBolitas(cantidadASacar,colorASacar) </text:span><text:span text:style-name="T5">y </text:span></text:p>
      <text:p text:style-name="P8">MoverMuchasCeldas(cantidadDeCeldas<text:span text:style-name="T10">AMover</text:span>,dirección)</text:p>
      <text:p text:style-name="P1"><text:span text:style-name="T5">uno que ponga muchas bolitas, otro que saque muchas, y otro que mueva el cabezal muchas celdas, en la cantidad indicada en el parámetro. Después tenés que utilizarlos para transformar el tablero inicial dado en el tablero final que se ve en la figura; lo interesante es conseguirlo usando solamente los procedimientos que definiste y también el procedimiento primitivo </text:span><text:span text:style-name="T6">IrALaEsquinalBorde</text:span><text:span text:style-name="T5">. </text:span></text:p>
      <text:p text:style-name="P3"><text:span text:style-name="T7"><draw:frame draw:style-name="fr1" draw:name="Image1" text:anchor-type="as-char" svg:width="1.7335in" svg:height="1.5835in" draw:z-index="0"><draw:image xlink:href="https://lh6.googleusercontent.com/lQ91Tes5-n-8U0kepgxtZNfvNkSu4vfS_UgsjGi2-RfIxtJpKcknttkvXky9ZZraT0a0hB9xTpKiktQfxvrwsxITs8RsfVBV8ssgvOWV4ci-7r77me1HDMfexxRmvgTXcmbiTpSz" xlink:type="simple" xlink:show="embed" xlink:actuate="onLoad" loext:mime-type="image/png"/><svg:title>Muchos-inicial.png</svg:title></draw:frame></text:span><text:span text:style-name="T7"><text:s text:c="11"/></text:span><text:span text:style-name="T7"><draw:frame draw:style-name="fr1" draw:name="Image2" text:anchor-type="as-char" svg:width="1.7335in" svg:height="1.5835in" draw:z-index="1"><draw:image xlink:href="https://lh5.googleusercontent.com/tNMpjb6DsrTpIarMCqDUmjqdkL3m1k-o7Rv1Uuzz-gaZ5znYnf99o2MvZoayIIgmgkzp-r5_mbK6gg7-E0XwgvbCqAd_ALgrvN5SidtPd29zTa-tl9Q8Cs9ezqf4jFSGFSZYJAVu" xlink:type="simple" xlink:show="embed" xlink:actuate="onLoad" loext:mime-type="image/png"/><svg:title>Muchos-final.png</svg:title></draw:frame></text:span></text:p>
      <text:p text:style-name="P5"><text:s text:c="7"/>Tablero inicial <text:s text:c="21"/>Tablero final esperado</text:p>
      <text:p text:style-name="Text_20_body"/>
      <text:p text:style-name="P4">Después que completaste esta tarea, tenemos dos desafíos: </text:p>
      <text:list xml:id="list2780833617" text:style-name="L1">
        <text:list-item>
          <text:p text:style-name="P9"><text:span text:style-name="T9">¿Podés usar el procedimiento `SacarMuchasBolitas` para sacar todas las de un color determinado? ¿Cómo llamarías a un procedimiento que haga esta tarea? Pero más importante, ¿cuántas tendrías que sacar? ¿Qué dato te falta para lograrlo? </text:span></text:p>
        </text:list-item>
        <text:list-item>
          <text:p text:style-name="P10">Suponiendo que ya tenés el procedimiento del ítem anterior, ¿cómo harías para sacar todas las bolitas, de todos los colores? Nuevamente, ¿cómo llamarías a ese procedimiento?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26T08:22:42.417000000</dc:date>
    <meta:editing-duration>PT4H29M37S</meta:editing-duration>
    <meta:editing-cycles>78</meta:editing-cycles>
    <meta:generator>LibreOffice/6.1.0.3$Windows_X86_64 LibreOffice_project/efb621ed25068d70781dc026f7e9c5187a4decd1</meta:generator>
    <meta:document-statistic meta:table-count="0" meta:image-count="2" meta:object-count="0" meta:page-count="1" meta:paragraph-count="11" meta:word-count="157" meta:character-count="1196" meta:non-whitespace-character-count="1007"/>
  </office:meta>
</office:document-meta>
</file>